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7.057cm"/>
    </style:style>
    <style:style style:name="co3" style:family="table-column">
      <style:table-column-properties fo:break-before="auto" style:column-width="9.245cm"/>
    </style:style>
    <style:style style:name="co4" style:family="table-column">
      <style:table-column-properties fo:break-before="auto" style:column-width="9.703cm"/>
    </style:style>
    <style:style style:name="co5" style:family="table-column">
      <style:table-column-properties fo:break-before="auto" style:column-width="21.5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3.7cm"/>
    </style:style>
    <style:style style:name="co8" style:family="table-column">
      <style:table-column-properties fo:break-before="auto" style:column-width="8.08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13cm" fo:break-before="auto" style:use-optimal-row-height="true"/>
    </style:style>
    <style:style style:name="ro4" style:family="table-row">
      <style:table-row-properties style:row-height="1.196cm" fo:break-before="auto" style:use-optimal-row-height="true"/>
    </style:style>
    <style:style style:name="ro5" style:family="table-row">
      <style:table-row-properties style:row-height="1.214cm" fo:break-before="auto" style:use-optimal-row-height="true"/>
    </style:style>
    <style:style style:name="ro6" style:family="table-row">
      <style:table-row-properties style:row-height="1.416cm" fo:break-before="auto" style:use-optimal-row-height="true"/>
    </style:style>
    <style:style style:name="ro7" style:family="table-row">
      <style:table-row-properties style:row-height="1.619cm" fo:break-before="auto" style:use-optimal-row-height="true"/>
    </style:style>
    <style:style style:name="ro8" style:family="table-row">
      <style:table-row-properties style:row-height="0.8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тест-кейсы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e-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ed outcom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UN1</text:p>
          </table:table-cell>
          <table:table-cell table:style-name="ce2" office:value-type="string" calcext:value-type="string">
            <text:p>Переход на страницу “регистрация”</text:p>
          </table:table-cell>
          <table:table-cell table:style-name="ce2" office:value-type="string" calcext:value-type="string">
            <text:p>Открыта страница https://account.mail.ru/signup?from=navi&amp;lang=ru_RU&amp;siteid=104&amp;app_id_mytracker=52846, пользователь не зарегистрирован</text:p>
          </table:table-cell>
          <table:table-cell table:style-name="ce6" office:value-type="string" calcext:value-type="string">
            <text:p>нажать на кнопку "Регистрация". Если нет кнопки, один раз обновить страницу</text:p>
          </table:table-cell>
          <table:table-cell table:style-name="ce6" office:value-type="string" calcext:value-type="string">
            <text:p>Открывается вкладка с анкетой для заполнения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ТКСТ1</text:p>
          </table:table-cell>
          <table:table-cell table:style-name="ce3" office:value-type="string" calcext:value-type="string">
            <text:p>Базовая проверка поля ввода "имя"_Пустое поле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Оставить поле "имя" пустым</text:p>
            <text:p>2. Нажать Enter</text:p>
          </table:table-cell>
          <table:table-cell table:style-name="ce7" office:value-type="string" calcext:value-type="string">
            <text:p>всплывает подсказка с ошибкой "укажите имя"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ТКСТ2</text:p>
          </table:table-cell>
          <table:table-cell table:style-name="ce3" office:value-type="string" calcext:value-type="string">
            <text:p>Базовая проверка поля ввода текста "имя"_Несколько пробелов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Заполнить поле "имя" несколькими пробелами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ТКСТ3</text:p>
          </table:table-cell>
          <table:table-cell table:style-name="ce3" office:value-type="string" calcext:value-type="string">
            <text:p>Базовая проверка поля ввода текста "имя"_Пробелы до и после текста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Добавить в поле "имя" пробелы до и после текста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ТКСТ4</text:p>
          </table:table-cell>
          <table:table-cell table:style-name="ce3" office:value-type="string" calcext:value-type="string">
            <text:p>Базовая проверка поля ввода текста "имя"_Знаки препинания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Добавить в поле "имя" знаки препинания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ТКСТ5</text:p>
          </table:table-cell>
          <table:table-cell table:style-name="ce3" office:value-type="string" calcext:value-type="string">
            <text:p>Базовая проверка поля ввода текста "имя"_Цифры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Добавить в поле "имя" цифры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ТКСТ6</text:p>
          </table:table-cell>
          <table:table-cell table:style-name="ce3" office:value-type="string" calcext:value-type="string">
            <text:p>Базовая проверка поля ввода текста "имя"_Длинные строки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Добавить в поле "имя" текст 500 и более символов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ТКСТ7</text:p>
          </table:table-cell>
          <table:table-cell table:style-name="ce3" office:value-type="string" calcext:value-type="string">
            <text:p>Базовая проверка поля ввода текста "имя"_Спецсимволы: ~`!@#$%^&amp;*()_+&lt;&gt;?:"{}[];’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Добавить в поле "имя" спецсимволы ~`!@#$%^&amp;*()_+&lt;&gt;?:"{}[];’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ТКСТ8</text:p>
          </table:table-cell>
          <table:table-cell table:style-name="ce3" office:value-type="string" calcext:value-type="string">
            <text:p>Базовая проверка поля ввода текста "имя"_Символы на разных языках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Добавить в поле "имя" текст с символами на разных зыках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ТКСТ9</text:p>
          </table:table-cell>
          <table:table-cell table:style-name="ce3" office:value-type="string" calcext:value-type="string">
            <text:p>Базовая проверка поля ввода "город рождения"_Пустое поле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Оставить поле "место рождения" пустым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ТКСТ10</text:p>
          </table:table-cell>
          <table:table-cell table:style-name="ce3" office:value-type="string" calcext:value-type="string">
            <text:p>Базовая проверка поля ввода текста "город рождения"_Цифры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Добавить в поле "место рождения" цифры</text:p>
            <text:p>2. Нажать Enter</text:p>
          </table:table-cell>
          <table:table-cell table:style-name="ce7" office:value-type="string" calcext:value-type="string">
            <text:p>ошибки нет, поле подсвечено зеленым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AIL1</text:p>
          </table:table-cell>
          <table:table-cell table:style-name="ce3" office:value-type="string" calcext:value-type="string">
            <text:p>Базовые проверки поля для e-mail_Валидный email, содержащий строчный и заглавные буквы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Валидный email, содержащий строчный и заглавные буквы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AIL2</text:p>
          </table:table-cell>
          <table:table-cell table:style-name="ce3" office:value-type="string" calcext:value-type="string">
            <text:p>Базовые проверки поля для e-mail_Начинающийся с цифры в локальной части email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начинающийся с цифры в локальной части email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AIL3</text:p>
          </table:table-cell>
          <table:table-cell table:style-name="ce3" office:value-type="string" calcext:value-type="string">
            <text:p>Базовые проверки поля для e-mail_Начинающийся с цифры в доменной части email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адрес Начинающийся с цифры в доменной части email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AIL4</text:p>
          </table:table-cell>
          <table:table-cell table:style-name="ce3" office:value-type="string" calcext:value-type="string">
            <text:p>Базовые проверки поля для e-mail_Email c несколькими точками в локальной и доменной части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Email c несколькими точками в локальной и доменной части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AIL5</text:p>
          </table:table-cell>
          <table:table-cell table:style-name="ce3" office:value-type="string" calcext:value-type="string">
            <text:p>Базовые проверки поля для e-mail_Email с дефисом в локальной части email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Email с дефисом в локальной части email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AIL6</text:p>
          </table:table-cell>
          <table:table-cell table:style-name="ce3" office:value-type="string" calcext:value-type="string">
            <text:p>Базовые проверки поля для e-mail_Email с дефисом в доменной части email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Email с дефисом в доменной части email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MAIL7</text:p>
          </table:table-cell>
          <table:table-cell table:style-name="ce5" office:value-type="string" calcext:value-type="string">
            <text:p>Базовые проверки поля для e-mail_Email с нижним подчёркиванием в локальной части email</text:p>
          </table:table-cell>
          <table:table-cell table:style-name="ce5" office:value-type="string" calcext:value-type="string">
            <text:p>Открыта страница заполнения анкеты</text:p>
          </table:table-cell>
          <table:table-cell table:style-name="ce8" office:value-type="string" calcext:value-type="string">
            <text:p>1. Указать в поле "e-mail" Email с нижним подчёркиванием в локальной части email</text:p>
            <text:p>2. Нажать Enter</text:p>
          </table:table-cell>
          <table:table-cell table:style-name="ce8" office:value-type="string" calcext:value-type="string">
            <text:p>поле подсвечено зеленым, ошибки нет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MAIL8</text:p>
          </table:table-cell>
          <table:table-cell table:style-name="ce5" office:value-type="string" calcext:value-type="string">
            <text:p>Базовые проверки поля для e-mail_Email с нижним подчёркиванием в доменной части email</text:p>
          </table:table-cell>
          <table:table-cell table:style-name="ce5" office:value-type="string" calcext:value-type="string">
            <text:p>Открыта страница заполнения анкеты</text:p>
          </table:table-cell>
          <table:table-cell table:style-name="ce8" office:value-type="string" calcext:value-type="string">
            <text:p>1. Указать в поле "e-mail" Email с нижним подчёркиванием в доменной части email</text:p>
            <text:p>2. Нажать Enter</text:p>
          </table:table-cell>
          <table:table-cell table:style-name="ce8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>
            <text:p>MAIL9</text:p>
          </table:table-cell>
          <table:table-cell table:style-name="ce3" office:value-type="string" calcext:value-type="string">
            <text:p>Базовые проверки поля для e-mail_Длинный Email (локальная часть 64 символа, доменная состоит из 3 участков по 63 символа, разделённых точками)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Длинный Email (локальная часть 64 символа, доменная состоит из 3 участков по 63 символа, разделённых точками)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8">
          <table:table-cell table:style-name="ce3" office:value-type="string" calcext:value-type="string">
            <text:p>MAIL10</text:p>
          </table:table-cell>
          <table:table-cell table:style-name="ce3" office:value-type="string" calcext:value-type="string">
            <text:p>Базовые проверки поля для e-mail_Пустое поле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Оставить поле "e-mail" пустым</text:p>
            <text:p>2. Нажать Enter</text:p>
          </table:table-cell>
          <table:table-cell table:style-name="ce7" office:value-type="string" calcext:value-type="string">
            <text:p>всплывает подсказка с ошибкой о "введите e-mail"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>
            <text:p>MAIL11</text:p>
          </table:table-cell>
          <table:table-cell table:style-name="ce3" office:value-type="string" calcext:value-type="string">
            <text:p>Базовые проверки поля для e-mail_Превышение длины локальной части (максимальная допустимая 64 символа)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 адрес с Превышением длины локальной части (максимальная допустимая 64 символа)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>
            <text:p>MAIL12</text:p>
          </table:table-cell>
          <table:table-cell table:style-name="ce3" office:value-type="string" calcext:value-type="string">
            <text:p>Базовые проверки поля для e-mail_Превышение длины доменного имени (максимальная допустимая 255 символов)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адрес с Превышением длины доменного имени (максимальная допустимая 255 символов)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7">
          <table:table-cell table:style-name="ce3" office:value-type="string" calcext:value-type="string">
            <text:p>MAIL13</text:p>
          </table:table-cell>
          <table:table-cell table:style-name="ce3" office:value-type="string" calcext:value-type="string">
            <text:p>Базовые проверки поля для e-mail_Превышение длины участка доменного имени между точками (максимальная допустимая 63 символа)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адрес с Превышением длины участка доменного имени между точками (максимальная допустимая 63 символа)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AIL14</text:p>
          </table:table-cell>
          <table:table-cell table:style-name="ce3" office:value-type="string" calcext:value-type="string">
            <text:p>Базовые проверки поля для e-mail_Отсутствие @ в email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адрес с Отсутствием @ в email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AIL15</text:p>
          </table:table-cell>
          <table:table-cell table:style-name="ce3" office:value-type="string" calcext:value-type="string">
            <text:p>Базовые проверки поля для e-mail_Отсутствие локальной части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адрес с Отсутствием локальной части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AIL16</text:p>
          </table:table-cell>
          <table:table-cell table:style-name="ce3" office:value-type="string" calcext:value-type="string">
            <text:p>Базовые проверки поля для e-mail_Отсутствие доменной части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адрес с Отсутствием доменной части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AIL17</text:p>
          </table:table-cell>
          <table:table-cell table:style-name="ce3" office:value-type="string" calcext:value-type="string">
            <text:p>Базовые проверки поля для e-mail_Содержит две точки подряд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адрес который содержит две точки подряд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AIL18</text:p>
          </table:table-cell>
          <table:table-cell table:style-name="ce3" office:value-type="string" calcext:value-type="string">
            <text:p>Базовые проверки поля для e-mail_Локальная часть начинается с . (точки)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Локальная часть начинается с . (точки)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AIL19</text:p>
          </table:table-cell>
          <table:table-cell table:style-name="ce3" office:value-type="string" calcext:value-type="string">
            <text:p>Базовые проверки поля для e-mail_Доменная часть начинается с . (точки)</text:p>
          </table:table-cell>
          <table:table-cell table:style-name="ce3" office:value-type="string" calcext:value-type="string">
            <text:p>Открыта страница заполнения анкеты</text:p>
          </table:table-cell>
          <table:table-cell table:style-name="ce7" office:value-type="string" calcext:value-type="string">
            <text:p>1. Указать в поле "e-mail" адрес в котором Доменная часть начинается с . (точки)</text:p>
            <text:p>2. Нажать Enter</text:p>
          </table:table-cell>
          <table:table-cell table:style-name="ce7" office:value-type="string" calcext:value-type="string">
            <text:p>всплывает подсказка с ошибкой о вводе некорректных данных</text:p>
          </table:table-cell>
          <table:table-cell table:number-columns-repeated="1019"/>
        </table:table-row>
        <table:table-row table:style-name="ro9" table:number-rows-repeated="27">
          <table:table-cell table:style-name="ce3" table:number-columns-repeated="3"/>
          <table:table-cell table:style-name="ce7" table:number-columns-repeated="2"/>
          <table:table-cell table:number-columns-repeated="1019"/>
        </table:table-row>
        <table:table-row table:style-name="ro9" table:number-rows-repeated="10485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тестовые сценарии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row table:style-name="ro1">
          <table:table-cell table:style-name="ce9" office:value-type="string" calcext:value-type="string">
            <text:p>TC id</text:p>
          </table:table-cell>
          <table:table-cell table:style-name="ce9" office:value-type="string" calcext:value-type="string">
            <text:p>T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корректный переход на страницу <text:s/>«регистрация»</text:p>
          </table:table-cell>
          <table:table-cell office:value-type="string" calcext:value-type="string">
            <text:p>ТС1_1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Тестирование заполнения текстовых форм анкеты</text:p>
          </table:table-cell>
          <table:table-cell office:value-type="string" calcext:value-type="string">
            <text:p>ТС2_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10</text:p>
          </table:table-cell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Тестирование заполнения формы для заполнения e-mail</text:p>
          </table:table-cell>
          <table:table-cell office:value-type="string" calcext:value-type="string">
            <text:p>ТС2_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С2_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14:24:56.143592110</meta:creation-date>
    <dc:date>2022-01-30T14:44:49.609284797</dc:date>
    <meta:editing-duration>PT8M57S</meta:editing-duration>
    <meta:editing-cycles>1</meta:editing-cycles>
    <meta:document-statistic meta:table-count="2" meta:cell-count="194" meta:object-count="0"/>
    <meta:generator>LibreOffice/6.4.7.2$Linux_X86_64 LibreOffice_project/40$Build-2</meta:generator>
  </office:meta>
</office:document-meta>
</file>